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3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0.202cm" svg:height="0.76cm" svg:x="2.21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79cm" svg:height="0.528cm" svg:x="2.18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88cm" svg:height="0.388cm" svg:x="2.22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202cm" svg:height="0.76cm" svg:x="2.85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79cm" svg:height="0.528cm" svg:x="2.82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88cm" svg:height="0.388cm" svg:x="2.86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202cm" svg:height="0.76cm" svg:x="3.47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79cm" svg:height="0.528cm" svg:x="3.44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88cm" svg:height="0.388cm" svg:x="3.48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4" draw:layer="layout" svg:width="2.565cm" svg:height="2.54cm" svg:x="1.668cm" svg:y="1.66cm">
            <text:p text:style-name="P3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0.245cm" svg:height="0.489cm" svg:x="2.263cm" svg:y="4.334cm">
            <draw:text-box>
              <text:p><text:span text:style-name="T1">1</text:span></text:p>
            </draw:text-box>
          </draw:frame>
          <draw:frame draw:style-name="gr6" draw:text-style-name="P5" draw:layer="layout" svg:width="0.245cm" svg:height="0.489cm" svg:x="2.909cm" svg:y="4.335cm">
            <draw:text-box>
              <text:p><text:span text:style-name="T1">2</text:span></text:p>
            </draw:text-box>
          </draw:frame>
          <draw:frame draw:style-name="gr6" draw:text-style-name="P5" draw:layer="layout" svg:width="0.245cm" svg:height="0.489cm" svg:x="3.525cm" svg:y="4.336cm">
            <draw:text-box>
              <text:p><text:span text:style-name="T1">3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808080" draw:end-color="#b2b2b2" draw:start-intensity="100%" draw:end-intensity="100%" draw:angle="30deg" draw:border="0%">
      <loext:gradient-stop svg:offset="0" loext:color-type="rgb" loext:color-value="#808080"/>
      <loext:gradient-stop svg:offset="1" loext:color-type="rgb" loext:color-value="#b2b2b2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4T08:16:11.084665976</dc:date>
    <meta:editing-duration>PT16H9M3S</meta:editing-duration>
    <meta:editing-cycles>3</meta:editing-cycles>
    <meta:generator>LibreOffice/24.2.7.2$Linux_X86_64 LibreOffice_project/420$Build-2</meta:generator>
    <meta:document-statistic meta:object-count="15"/>
  </office:meta>
</office:document-meta>
</file>